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98" style:family="table-cell" style:parent-style-name="Default" style:data-style-name="N100"/>
    <style:style style:name="ce83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16’(curr_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((I_rd_data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+ 16’(curr_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d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arry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lu_result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d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arry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lu_result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00-00-00</text:date>, <text:time style:data-style-name="N2" text:time-value="00:50:39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6T02:27:31.228000000</dc:date>
    <meta:editing-duration>P7DT9H46M49S</meta:editing-duration>
    <meta:editing-cycles>634</meta:editing-cycles>
    <meta:generator>LibreOffice/7.1.2.2$Windows_X86_64 LibreOffice_project/8a45595d069ef5570103caea1b71cc9d82b2aae4</meta:generator>
    <meta:document-statistic meta:table-count="3" meta:cell-count="428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